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2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7.987cm" fo:min-width="19.167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5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7.672cm" fo:min-width="12.899cm" fo:padding-top="0.134cm" fo:padding-bottom="0.134cm" fo:padding-left="0.259cm" fo:padding-right="0.259cm"/>
    </style:style>
    <style:style style:name="gr16" style:family="graphic" style:parent-style-name="objectwithoutfill">
      <style:graphic-properties svg:stroke-color="#000000" draw:marker-start="Arrowheads_20_15" draw:marker-start-width="0.3cm" draw:marker-end="Arrowheads_20_16" draw:marker-end-width="0.3cm" draw:fill="none" draw:textarea-vertical-align="middle"/>
    </style:style>
    <style:style style:name="gr17" style:family="graphic" style:parent-style-name="standard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8.732cm" fo:min-width="27.182cm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b66c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7e5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style:font-name="Liberation Sans"/>
    </style:style>
    <style:style style:name="P9" style:family="paragraph">
      <loext:graphic-properties draw:fill-color="#ffe994"/>
      <style:paragraph-properties fo:text-align="center" style:writing-mode="lr-tb"/>
      <style:text-properties style:font-name="Liberation San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-color="#ffe994"/>
      <style:paragraph-properties fo:text-align="center" style:writing-mode="lr-tb"/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9.055cm" svg:y="12.35cm">
          <text:p text:style-name="P1"><text:span text:style-name="T1">Ground Station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9.055cm" svg:y="16.795cm">
          <text:p text:style-name="P3">Computer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445cm" svg:height="2.54cm" svg:x="15.722cm" svg:y="12.35cm">
          <text:p text:style-name="P5">Antenna <text:span text:style-name="T2">(unidirectiona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4.445cm" svg:height="2.54cm" svg:x="15.722cm" svg:y="3.219cm">
          <text:p text:style-name="P3">Antenna <text:span text:style-name="T2">(omnidirectional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2.54cm" svg:x="22.39cm" svg:y="3.219cm">
          <text:p text:style-name="P1"><text:span text:style-name="T1">PocketQube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7" draw:id="id7" draw:layer="layout" svg:width="4.445cm" svg:height="2.54cm" svg:x="2.705cm" svg:y="6.834cm">
          <text:p text:style-name="P8"><text:span text:style-name="T3">GPS Satelli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2.387cm" svg:y="12.35cm">
          <text:p text:style-name="P3">Battery</text:p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.588cm" svg:height="1.361cm" svg:x="7.049cm" svg:y="12.65cm">
          <draw:text-box>
            <text:p text:style-name="P10"><text:span text:style-name="T4">+12v</text:span></text:p>
          </draw:text-box>
        </draw:frame>
        <draw:connector draw:style-name="gr6" draw:text-style-name="P12" draw:layer="layout" draw:type="line" svg:x1="6.832cm" svg:y1="13.62cm" svg:x2="9.055cm" svg:y2="13.62cm" draw:start-shape="id1" draw:start-glue-point="1" draw:end-shape="id2" draw:end-glue-point="3" svg:d="M6832 13620h2223" svg:viewBox="0 0 2224 1">
          <text:p/>
        </draw:connector>
        <draw:connector draw:style-name="gr7" draw:text-style-name="P12" draw:layer="layout" draw:type="line" svg:x1="11.277cm" svg:y1="14.89cm" svg:x2="11.277cm" svg:y2="16.795cm" draw:start-shape="id2" draw:start-glue-point="2" draw:end-shape="id3" draw:end-glue-point="0" svg:d="M11277 14890v1905" svg:viewBox="0 0 1 1906">
          <text:p/>
        </draw:connector>
        <draw:connector draw:style-name="gr8" draw:text-style-name="P12" draw:layer="layout" draw:type="line" svg:x1="13.5cm" svg:y1="13.62cm" svg:x2="15.722cm" svg:y2="13.62cm" draw:start-shape="id2" draw:start-glue-point="1" draw:end-shape="id4" draw:end-glue-point="3" svg:d="M13500 13620h2222" svg:viewBox="0 0 2223 1">
          <text:p/>
        </draw:connector>
        <draw:connector draw:style-name="gr9" draw:text-style-name="P12" draw:layer="layout" draw:type="line" svg:x1="17.944cm" svg:y1="5.759cm" svg:x2="17.944cm" svg:y2="12.35cm" draw:start-shape="id5" draw:start-glue-point="2" draw:end-shape="id4" svg:d="M17944 5759v6591" svg:viewBox="0 0 1 6592">
          <text:p/>
        </draw:connector>
        <draw:connector draw:style-name="gr10" draw:text-style-name="P12" draw:layer="layout" draw:type="line" svg:x1="20.167cm" svg:y1="4.489cm" svg:x2="22.39cm" svg:y2="4.489cm" draw:start-shape="id5" draw:start-glue-point="1" draw:end-shape="id6" draw:end-glue-point="3" svg:d="M20167 4489h2223" svg:viewBox="0 0 2224 1">
          <text:p/>
        </draw:connector>
        <draw:connector draw:style-name="gr11" draw:text-style-name="P12" draw:layer="layout" draw:type="line" svg:x1="4.927cm" svg:y1="9.374cm" svg:x2="11.277cm" svg:y2="12.35cm" draw:start-shape="id7" draw:start-glue-point="2" draw:end-shape="id2" draw:end-glue-point="0" svg:d="M4927 9374l6350 2976" svg:viewBox="0 0 6351 2977">
          <text:p/>
        </draw:connector>
        <draw:custom-shape draw:style-name="gr12" draw:text-style-name="P12" draw:layer="layout" svg:width="19.685cm" svg:height="8.255cm" svg:x="1.435cm" svg:y="11.397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8.415cm" svg:height="0.962cm" svg:x="2.387cm" svg:y="10.427cm">
          <draw:text-box>
            <text:p text:style-name="P10"><text:span text:style-name="T5">Ground Station</text:span></text:p>
          </draw:text-box>
        </draw:frame>
        <draw:frame draw:style-name="gr13" draw:text-style-name="P13" draw:layer="layout" svg:width="12.449cm" svg:height="0.962cm" svg:x="15.338cm" svg:y="1.287cm">
          <draw:text-box>
            <text:p text:style-name="P10"><text:span text:style-name="T5">PocketQube</text:span></text:p>
          </draw:text-box>
        </draw:frame>
        <draw:frame draw:style-name="gr14" draw:text-style-name="P11" draw:layer="layout" svg:width="3.175cm" svg:height="0.806cm" svg:x="11.195cm" svg:y="15.353cm">
          <draw:text-box>
            <text:p text:style-name="P10"><text:span text:style-name="T4">USB/WiFi</text:span></text:p>
          </draw:text-box>
        </draw:frame>
        <draw:frame draw:style-name="gr14" draw:text-style-name="P11" draw:layer="layout" svg:width="5.497cm" svg:height="0.806cm" svg:x="17.945cm" svg:y="10.438cm">
          <draw:text-box>
            <text:p text:style-name="P10"><text:span text:style-name="T4">UHF Half-Duplex Link</text:span></text:p>
          </draw:text-box>
        </draw:frame>
        <draw:custom-shape draw:style-name="gr15" draw:text-style-name="P12" draw:layer="layout" svg:width="13.417cm" svg:height="7.94cm" svg:x="14.77cm" svg:y="2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xml:id="id8" draw:id="id8" draw:layer="layout" svg:width="4.445cm" svg:height="2.54cm" svg:x="22.372cm" svg:y="7.032cm">
          <text:p text:style-name="P1"><text:span text:style-name="T1">EPS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24.612cm" svg:y1="5.759cm" svg:x2="24.594cm" svg:y2="7.032cm" draw:start-shape="id6" draw:start-glue-point="2" draw:end-shape="id8" draw:end-glue-point="0" svg:d="M24612 5759l-18 1273" svg:viewBox="0 0 19 1274">
          <text:p/>
        </draw:connector>
        <draw:custom-shape draw:style-name="gr17" draw:text-style-name="P1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9:23.682956716</meta:creation-date>
    <dc:date>2023-11-04T16:09:42.245292040</dc:date>
    <meta:editing-duration>PT2H54M</meta:editing-duration>
    <meta:editing-cycles>16</meta:editing-cycles>
    <meta:generator>LibreOffice/7.3.7.2$Linux_X86_64 LibreOffice_project/30$Build-2</meta:generator>
    <meta:document-statistic meta:object-count="23"/>
  </office:meta>
</office:document-meta>
</file>